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" svg:font-family="'Fira Code', 'Droid Sans Mono', monospace, monospace, 'Droid Sans Fallback'"/>
    <style:font-face style:name="Fira Mono" svg:font-family="'Fira Mono'"/>
    <style:font-face style:name="Fira mono" svg:font-family="'Fira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Fira Code1" svg:font-family="'Fira Code'" style:font-pitch="variable"/>
    <style:font-face style:name="Fira Code Medium" svg:font-family="'Fira Code Medium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Montserrat" fo:font-size="12pt" fo:font-weight="normal" officeooo:paragraph-rsid="001ead1e" fo:background-color="transparen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Fira Code1" style:text-underline-style="solid" style:text-underline-width="auto" style:text-underline-color="font-color" fo:font-weight="bold" officeooo:rsid="001ead1e" officeooo:paragraph-rsid="001ead1e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Fira Code1" fo:font-size="12pt" style:text-underline-style="none" fo:font-weight="normal" officeooo:rsid="00235068" officeooo:paragraph-rsid="00235068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Montserrat" officeooo:rsid="001ead1e" officeooo:paragraph-rsid="001ead1e"/>
    </style:style>
    <style:style style:name="P5" style:family="paragraph" style:parent-style-name="Standard">
      <style:paragraph-properties fo:text-align="start" style:justify-single-word="false"/>
      <style:text-properties style:font-name="Montserrat" style:text-underline-style="solid" style:text-underline-width="auto" style:text-underline-color="font-color" fo:font-weight="bold" officeooo:rsid="001ead1e" officeooo:paragraph-rsid="001ead1e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Montserrat" fo:font-size="12pt" style:text-underline-style="solid" style:text-underline-width="auto" style:text-underline-color="font-color" fo:font-weight="bold" officeooo:rsid="001ead1e" officeooo:paragraph-rsid="001ead1e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Montserrat" fo:font-size="12pt" style:text-underline-style="solid" style:text-underline-width="auto" style:text-underline-color="font-color" fo:font-weight="bold" officeooo:rsid="0021d2cf" officeooo:paragraph-rsid="0021d2cf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Montserrat" fo:font-size="12pt" style:text-underline-style="solid" style:text-underline-width="auto" style:text-underline-color="font-color" fo:font-weight="bold" officeooo:rsid="00235068" officeooo:paragraph-rsid="00235068" style:font-size-asian="12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Montserrat" fo:font-size="12pt" style:text-underline-style="none" fo:font-weight="normal" officeooo:rsid="00235068" officeooo:paragraph-rsid="00235068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Montserrat" fo:font-size="12pt" fo:font-style="normal" style:text-underline-style="solid" style:text-underline-width="auto" style:text-underline-color="font-color" fo:font-weight="bold" officeooo:rsid="002503c1" officeooo:paragraph-rsid="002503c1" style:font-size-asian="12pt" style:font-style-asian="normal" style:font-weight-asian="bold" style:font-size-complex="12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Montserrat" fo:font-size="12pt" fo:font-style="normal" style:text-underline-style="solid" style:text-underline-width="auto" style:text-underline-color="font-color" fo:font-weight="bold" officeooo:rsid="00260fca" officeooo:paragraph-rsid="00260fca" style:font-size-asian="12pt" style:font-style-asian="normal" style:font-weight-asian="bold" style:font-size-complex="12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Montserrat" fo:font-size="12pt" fo:font-style="normal" style:text-underline-style="solid" style:text-underline-width="auto" style:text-underline-color="font-color" fo:font-weight="bold" officeooo:rsid="002891bc" officeooo:paragraph-rsid="002891bc" style:font-size-asian="12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Montserrat" fo:font-size="12pt" fo:font-style="normal" style:text-underline-style="solid" style:text-underline-width="auto" style:text-underline-color="font-color" fo:font-weight="bold" officeooo:rsid="002891bc" officeooo:paragraph-rsid="002a5af6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Montserrat" fo:font-size="12pt" fo:font-style="normal" style:text-underline-style="none" fo:font-weight="normal" officeooo:rsid="002503c1" officeooo:paragraph-rsid="002503c1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Montserrat" fo:font-size="12pt" fo:font-style="normal" style:text-underline-style="none" fo:font-weight="normal" officeooo:rsid="00260fca" officeooo:paragraph-rsid="00260fca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Montserrat" fo:font-size="12pt" fo:font-style="normal" style:text-underline-style="none" fo:font-weight="bold" officeooo:rsid="002891bc" officeooo:paragraph-rsid="002a5af6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end" style:justify-single-word="false"/>
      <style:text-properties style:font-name="Montserrat" fo:font-weight="bold" officeooo:rsid="001ead1e" officeooo:paragraph-rsid="001ead1e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Fira Mono" fo:font-size="12pt" style:text-underline-style="solid" style:text-underline-width="auto" style:text-underline-color="font-color" fo:font-weight="bold" officeooo:rsid="0021d2cf" officeooo:paragraph-rsid="0021d2cf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Fira Mono" fo:font-size="12pt" fo:font-style="normal" style:text-underline-style="solid" style:text-underline-width="auto" style:text-underline-color="font-color" fo:font-weight="bold" officeooo:rsid="00235068" officeooo:paragraph-rsid="00235068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Fira Mono" fo:font-size="12pt" fo:font-style="normal" style:text-underline-style="none" fo:font-weight="bold" officeooo:rsid="00235068" officeooo:paragraph-rsid="00235068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Fira Mono" fo:font-size="12pt" fo:font-style="normal" style:text-underline-style="none" fo:font-weight="bold" officeooo:rsid="002a5af6" officeooo:paragraph-rsid="002a5af6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Fira Mono" fo:font-size="12pt" fo:font-style="normal" style:text-underline-style="none" fo:font-weight="normal" officeooo:rsid="00235068" officeooo:paragraph-rsid="00235068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Fira Mono" fo:font-size="12pt" fo:font-style="normal" style:text-underline-style="none" fo:font-weight="normal" officeooo:rsid="002891bc" officeooo:paragraph-rsid="002891bc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Fira Mono" fo:font-size="12pt" fo:font-style="normal" style:text-underline-style="none" fo:font-weight="normal" officeooo:rsid="002891bc" officeooo:paragraph-rsid="002a5af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Fira Mono" fo:font-size="12pt" fo:font-style="normal" style:text-underline-style="none" fo:font-weight="normal" officeooo:rsid="002a5af6" officeooo:paragraph-rsid="002a5af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Fira mono" fo:font-size="12pt" fo:font-style="normal" style:text-underline-style="none" fo:font-weight="normal" officeooo:rsid="00260fca" officeooo:paragraph-rsid="00260fca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 style:master-page-name="">
      <loext:graphic-properties draw:fill="none"/>
      <style:paragraph-properties fo:margin-left="0cm" fo:margin-right="0cm" fo:text-align="end" style:justify-single-word="false" fo:text-indent="0cm" style:auto-text-indent="false" style:page-number="auto" fo:background-color="transparent">
        <style:tab-stops>
          <style:tab-stop style:position="0.503cm"/>
        </style:tab-stops>
      </style:paragraph-properties>
      <style:text-properties style:font-name="Montserrat" fo:font-weight="bold" officeooo:rsid="001ead1e" officeooo:paragraph-rsid="001ead1e" style:font-weight-asian="bold" style:font-weight-complex="bold"/>
    </style:style>
    <style:style style:name="P28" style:family="paragraph" style:parent-style-name="Standard">
      <style:paragraph-properties fo:text-align="start" style:justify-single-word="false" fo:break-before="column"/>
      <style:text-properties style:font-name="Montserrat" fo:font-size="12pt" style:text-underline-style="solid" style:text-underline-width="auto" style:text-underline-color="font-color" fo:font-weight="bold" officeooo:rsid="00235068" officeooo:paragraph-rsid="00235068" style:font-size-asian="12pt" style:font-weight-asian="bold" style:font-size-complex="12pt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204dcd" style:font-weight-asian="normal" style:font-weight-complex="normal"/>
    </style:style>
    <style:style style:name="T4" style:family="text">
      <style:text-properties style:text-underline-style="none" style:font-weight-asian="normal" style:font-weight-complex="normal"/>
    </style:style>
    <style:style style:name="T5" style:family="text">
      <style:text-properties style:text-underline-style="none" officeooo:rsid="0021d2cf" style:font-weight-asian="normal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Fira Mono"/>
    </style:style>
    <style:style style:name="T8" style:family="text">
      <style:text-properties style:font-name="Fira Mono" style:text-underline-style="none"/>
    </style:style>
    <style:style style:name="T9" style:family="text">
      <style:text-properties style:font-name="Fira Mono" style:text-underline-style="none" fo:font-weight="normal" style:font-weight-asian="normal" style:font-weight-complex="normal"/>
    </style:style>
    <style:style style:name="T10" style:family="text">
      <style:text-properties style:font-name="Fira Mono" style:text-underline-style="none" fo:font-weight="normal" officeooo:rsid="002a5af6" style:font-weight-asian="normal" style:font-weight-complex="normal"/>
    </style:style>
    <style:style style:name="T11" style:family="text">
      <style:text-properties style:font-name="Fira Mono" style:text-underline-style="none" officeooo:rsid="002a5af6"/>
    </style:style>
    <style:style style:name="T12" style:family="text">
      <style:text-properties style:font-name="Fira Mono" officeooo:rsid="002a5af6"/>
    </style:style>
    <style:style style:name="T13" style:family="text">
      <style:text-properties officeooo:rsid="002a5a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Abhinav Rajesh</text:p>
      <text:p text:style-name="P17">03</text:p>
      <text:p text:style-name="P17">OOPS LAB CS-A</text:p>
      <text:p text:style-name="P4"/>
      <text:p text:style-name="P5">Program 1:<text:span text:style-name="T2"> <text:s/>A phone number, such as (212) 767-8900, can be thought of as having <text:tab/><text:tab/><text:tab/>three parts: <text:s/>the area code (212), the exchange (767), and the number <text:tab/><text:tab/><text:tab/>(8900). Write a C++ program that uses a structure to store these three <text:tab/><text:tab/><text:tab/>parts of a phone number separately. Call the <text:s/>structure phone. Create <text:tab/><text:tab/><text:tab/>two structure variables of type phone. Initialize one, and have </text:span><text:span text:style-name="T3">t</text:span><text:span text:style-name="T2">he user <text:tab/><text:tab/><text:tab/>input a number for the other one. Then display both numbers. The <text:tab/><text:tab/><text:tab/>interchange might look like this:</text:span></text:p>
      <text:p text:style-name="P5"><text:span text:style-name="T2"><text:tab/><text:tab/><text:tab/>Enter your area code, exchange, and number: 415 555 1212</text:span></text:p>
      <text:p text:style-name="P5"><text:span text:style-name="T2"><text:tab/><text:tab/><text:tab/>My number is (212) 767-8900</text:span></text:p>
      <text:p text:style-name="P5"><text:span text:style-name="T2"><text:tab/><text:tab/><text:tab/>Your number is (415) 555-1212</text:span></text:p>
      <text:p text:style-name="P5"><text:span text:style-name="T2"/></text:p>
      <text:p text:style-name="P5">Program:</text:p>
      <text:p text:style-name="P2"><text:span text:style-name="T2"/></text:p>
      <text:p text:style-name="P1"><text:span text:style-name="T4">#include&lt;iostream&gt;</text:span></text:p>
      <text:p text:style-name="P1"><text:span text:style-name="T4">using namespace std;</text:span></text:p>
      <text:p text:style-name="P1"><text:span text:style-name="T4"/></text:p>
      <text:p text:style-name="P1"><text:span text:style-name="T4">struct Phone {</text:span></text:p>
      <text:p text:style-name="P1"><text:span text:style-name="T4"><text:s text:c="4"/>int area_code, exchange, number;</text:span></text:p>
      <text:p text:style-name="P1"><text:span text:style-name="T4">} p1, p2;</text:span></text:p>
      <text:p text:style-name="P1"><text:span text:style-name="T4"/></text:p>
      <text:p text:style-name="P1"><text:span text:style-name="T4">int main() {</text:span></text:p>
      <text:p text:style-name="P1"><text:span text:style-name="T4"><text:s text:c="4"/>p1.area_code = 212;</text:span></text:p>
      <text:p text:style-name="P1"><text:span text:style-name="T4"><text:s text:c="4"/>p1.exchange = 767;</text:span></text:p>
      <text:p text:style-name="P1"><text:span text:style-name="T4"><text:s text:c="4"/>p1.number = 8900;</text:span></text:p>
      <text:p text:style-name="P1"><text:span text:style-name="T4"><text:s text:c="4"/>cout&lt;&lt;"\n Enter your area code, exchange and number : </text:span><text:span text:style-name="T5">\n</text:span><text:span text:style-name="T4">";</text:span></text:p>
      <text:p text:style-name="P1"><text:span text:style-name="T4"><text:s text:c="4"/>cin&gt;&gt;p2.area_code&gt;&gt;p2.exchange&gt;&gt;p2.number;</text:span></text:p>
      <text:p text:style-name="P1"><text:span text:style-name="T4"><text:s text:c="4"/>cout&lt;&lt;"\n My number is ("&lt;&lt;p1.area_code&lt;&lt;") " &lt;&lt; p1.exchange &lt;&lt; "-" &lt;&lt; p1.number;</text:span></text:p>
      <text:p text:style-name="P1"><text:span text:style-name="T4"><text:s text:c="4"/>cout&lt;&lt;"\n Your number is ("&lt;&lt;p2.area_code&lt;&lt;") "&lt;&lt;p2.exchange&lt;&lt;"-"&lt;&lt;p2.number;</text:span></text:p>
      <text:p text:style-name="P1"><text:span text:style-name="T4"><text:s text:c="4"/>return 0;</text:span></text:p>
      <text:p text:style-name="P1"><text:span text:style-name="T4">}</text:span></text:p>
      <text:p text:style-name="P6"><text:span text:style-name="T2"/></text:p>
      <text:p text:style-name="P6"><text:span text:style-name="T2"/></text:p>
      <text:p text:style-name="P7">Output:</text:p>
      <text:p text:style-name="P7"><text:span text:style-name="T2"/></text:p>
      <text:p text:style-name="P18"><text:span text:style-name="T2"><text:s/>Enter your area code, exchange and number :</text:span></text:p>
      <text:p text:style-name="P18"><text:span text:style-name="T2">123</text:span></text:p>
      <text:p text:style-name="P18"><text:span text:style-name="T2">456</text:span></text:p>
      <text:p text:style-name="P18"><text:span text:style-name="T2">7896</text:span></text:p>
      <text:p text:style-name="P18"><text:span text:style-name="T2"/></text:p>
      <text:p text:style-name="P18"><text:span text:style-name="T2"><text:s/>My number is (212) 767-8900</text:span></text:p>
      <text:p text:style-name="P18"><text:span text:style-name="T2"><text:s/>Your number is (123) 456-7896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8"><text:soft-page-break/>Program 2:<text:span text:style-name="T2"> Define a class Date that contains details like year, month and <text:tab/><text:tab/><text:tab/><text:tab/> date. Write a C++ program to check the validity of the date that you <text:tab/><text:tab/><text:tab/>enter and display the next date.</text:span></text:p>
      <text:p text:style-name="P8"><text:span text:style-name="T2"><text:tab/><text:tab/></text:span>Sample 1 :<text:span text:style-name="T2"> 02/ 03/ 1990</text:span></text:p>
      <text:p text:style-name="P8"><text:span text:style-name="T2"><text:tab/><text:tab/>Valid, Next date: 03/03/1990</text:span></text:p>
      <text:p text:style-name="P8"><text:span text:style-name="T2"><text:tab/><text:tab/></text:span>Sample 2: <text:span text:style-name="T2">29/02/1989</text:span></text:p>
      <text:p text:style-name="P8"><text:span text:style-name="T2"><text:tab/><text:tab/>Not Valid</text:span></text:p>
      <text:p text:style-name="P8"/>
      <text:p text:style-name="P8">Program:</text:p>
      <text:p text:style-name="P28"/>
      <text:p text:style-name="P9">#include&lt;iostream&gt;</text:p>
      <text:p text:style-name="P9">using namespace std;</text:p>
      <text:p text:style-name="P9"/>
      <text:p text:style-name="P9">class Date {</text:p>
      <text:p text:style-name="P9"><text:s text:c="4"/>private: </text:p>
      <text:p text:style-name="P9"><text:s text:c="8"/>int year, month, day;</text:p>
      <text:p text:style-name="P9"><text:s text:c="8"/>int leap = 0;</text:p>
      <text:p text:style-name="P9"><text:s text:c="4"/>public: </text:p>
      <text:p text:style-name="P9"><text:s text:c="8"/>void input() {</text:p>
      <text:p text:style-name="P9"><text:s text:c="12"/>cout&lt;&lt;"\n Enter the day: ";</text:p>
      <text:p text:style-name="P9"><text:s text:c="12"/>cin&gt;&gt;day;</text:p>
      <text:p text:style-name="P9"><text:s text:c="12"/>cout&lt;&lt;"\n Enter the month: ";</text:p>
      <text:p text:style-name="P9"><text:s text:c="12"/>cin&gt;&gt;month;</text:p>
      <text:p text:style-name="P9"><text:s text:c="12"/>cout&lt;&lt;"\n Enter the year: ";</text:p>
      <text:p text:style-name="P9"><text:s text:c="12"/>cin&gt;&gt;year;</text:p>
      <text:p text:style-name="P9"><text:s text:c="8"/>}</text:p>
      <text:p text:style-name="P9"><text:s text:c="8"/>int validate() {</text:p>
      <text:p text:style-name="P9"><text:s text:c="12"/>if ( day &gt; 31 || month &gt; 12 || day &lt;= 0 || month &lt;= 0 || year &lt; 0)</text:p>
      <text:p text:style-name="P9"><text:s text:c="16"/>return 0;</text:p>
      <text:p text:style-name="P9"><text:s text:c="12"/>else if ( month == 1 || month == 3 || month == 5 || month == 7 || month == 8 || month == 10 || month == 12 ) {</text:p>
      <text:p text:style-name="P9"><text:s text:c="16"/>if ( day &gt; 31 )</text:p>
      <text:p text:style-name="P9"><text:s text:c="20"/>return 0;</text:p>
      <text:p text:style-name="P9"><text:s text:c="16"/>else </text:p>
      <text:p text:style-name="P9"><text:s text:c="20"/>return 1;</text:p>
      <text:p text:style-name="P9"><text:s text:c="12"/>} else {</text:p>
      <text:p text:style-name="P9"><text:s text:c="16"/>if ( month == 2) {</text:p>
      <text:p text:style-name="P9"><text:s text:c="20"/>if (year % 4 == 0) {</text:p>
      <text:p text:style-name="P9"><text:s text:c="24"/>if ( year % 400 == 0) {</text:p>
      <text:p text:style-name="P9"><text:s text:c="28"/>leap = 1;</text:p>
      <text:p text:style-name="P9"><text:s text:c="28"/>if ( day &gt; 29 )</text:p>
      <text:p text:style-name="P9"><text:s text:c="32"/>return 0;</text:p>
      <text:p text:style-name="P9"><text:s text:c="28"/>else </text:p>
      <text:p text:style-name="P9"><text:s text:c="32"/>return 1;</text:p>
      <text:p text:style-name="P9"><text:s text:c="24"/>} else if ( year % 100 == 0) {</text:p>
      <text:p text:style-name="P9"><text:s text:c="28"/>leap = 0;</text:p>
      <text:p text:style-name="P9"><text:s text:c="28"/>if ( day &gt; 28 )</text:p>
      <text:p text:style-name="P9"><text:s text:c="32"/>return 0;</text:p>
      <text:p text:style-name="P9"><text:s text:c="28"/>else </text:p>
      <text:p text:style-name="P9"><text:soft-page-break/><text:s text:c="32"/>return 1;</text:p>
      <text:p text:style-name="P9"><text:s text:c="24"/>} else {</text:p>
      <text:p text:style-name="P9"><text:s text:c="28"/>leap = 1;</text:p>
      <text:p text:style-name="P9"><text:s text:c="28"/>if ( day &gt; 29 )</text:p>
      <text:p text:style-name="P9"><text:s text:c="32"/>return 0;</text:p>
      <text:p text:style-name="P9"><text:s text:c="28"/>else </text:p>
      <text:p text:style-name="P9"><text:s text:c="32"/>return 1;</text:p>
      <text:p text:style-name="P9"><text:s text:c="24"/>}</text:p>
      <text:p text:style-name="P9"><text:s text:c="20"/>} else {</text:p>
      <text:p text:style-name="P9"><text:s text:c="24"/>if ( day &gt; 28 )</text:p>
      <text:p text:style-name="P9"><text:s text:c="28"/>return 0;</text:p>
      <text:p text:style-name="P9"><text:s text:c="24"/>else </text:p>
      <text:p text:style-name="P9"><text:s text:c="28"/>return 1;</text:p>
      <text:p text:style-name="P9"><text:s text:c="20"/>}</text:p>
      <text:p text:style-name="P9"><text:s text:c="16"/>} else {</text:p>
      <text:p text:style-name="P9"><text:s text:c="20"/>if ( day &gt; 30 )</text:p>
      <text:p text:style-name="P9"><text:s text:c="24"/>return 0;</text:p>
      <text:p text:style-name="P9"><text:s text:c="20"/>else </text:p>
      <text:p text:style-name="P9"><text:s text:c="24"/>return 1;</text:p>
      <text:p text:style-name="P9"><text:s text:c="16"/>}</text:p>
      <text:p text:style-name="P9"><text:s text:c="12"/>} <text:s text:c="2"/></text:p>
      <text:p text:style-name="P9"><text:s text:c="12"/>return 0;</text:p>
      <text:p text:style-name="P9"><text:s text:c="8"/>}</text:p>
      <text:p text:style-name="P9"><text:s text:c="8"/>void output() {</text:p>
      <text:p text:style-name="P9"><text:s text:c="12"/>cout&lt;&lt;"\n Valid. Next date ";</text:p>
      <text:p text:style-name="P9"><text:s text:c="12"/>if ( month == 1 || month == 3 || month == 5 || month == 7 || month == 8 || month == 10 || month == 12 ) {</text:p>
      <text:p text:style-name="P9"><text:s text:c="17"/>if ( day == 31 &amp;&amp; month == 12 ) {</text:p>
      <text:p text:style-name="P9"><text:s text:c="20"/>day = 1;</text:p>
      <text:p text:style-name="P9"><text:s text:c="20"/>month = 1;</text:p>
      <text:p text:style-name="P9"><text:s text:c="20"/>year++;</text:p>
      <text:p text:style-name="P9"><text:s text:c="16"/>} else if (day == 31){</text:p>
      <text:p text:style-name="P9"><text:s text:c="20"/>day = 1;</text:p>
      <text:p text:style-name="P9"><text:s text:c="20"/>month++;</text:p>
      <text:p text:style-name="P9"><text:s text:c="16"/>} else </text:p>
      <text:p text:style-name="P9"><text:s text:c="20"/>day++; <text:s text:c="2"/></text:p>
      <text:p text:style-name="P9"><text:s text:c="12"/>} else if (month == 4 || month == 6 || month == 9 || month == 11 ) {</text:p>
      <text:p text:style-name="P9"><text:s text:c="16"/>if (day == 30){</text:p>
      <text:p text:style-name="P9"><text:s text:c="20"/>day = 1;</text:p>
      <text:p text:style-name="P9"><text:s text:c="20"/>month++;</text:p>
      <text:p text:style-name="P9"><text:s text:c="16"/>} else </text:p>
      <text:p text:style-name="P9"><text:s text:c="20"/>day++; <text:s text:c="2"/></text:p>
      <text:p text:style-name="P9"><text:s text:c="12"/>} else if ( leap ) {</text:p>
      <text:p text:style-name="P9"><text:s text:c="16"/>if (day == 29){</text:p>
      <text:p text:style-name="P9"><text:s text:c="20"/>day = 1;</text:p>
      <text:p text:style-name="P9"><text:s text:c="20"/>month++;</text:p>
      <text:p text:style-name="P9"><text:s text:c="16"/>} else </text:p>
      <text:p text:style-name="P9"><text:s text:c="20"/>day++; <text:s text:c="2"/></text:p>
      <text:p text:style-name="P9"><text:s text:c="12"/>} else if (!leap) {</text:p>
      <text:p text:style-name="P9"><text:soft-page-break/><text:s text:c="16"/>if (day == 28){</text:p>
      <text:p text:style-name="P9"><text:s text:c="20"/>day = 1;</text:p>
      <text:p text:style-name="P9"><text:s text:c="20"/>month++;</text:p>
      <text:p text:style-name="P9"><text:s text:c="16"/>} else </text:p>
      <text:p text:style-name="P9"><text:s text:c="20"/>day++; <text:s text:c="2"/></text:p>
      <text:p text:style-name="P9"><text:s text:c="12"/>} </text:p>
      <text:p text:style-name="P9"><text:s text:c="12"/>cout&lt;&lt;day&lt;&lt;"/"&lt;&lt;month&lt;&lt;"/"&lt;&lt;year;</text:p>
      <text:p text:style-name="P9"><text:s text:c="8"/>}</text:p>
      <text:p text:style-name="P9">} date;</text:p>
      <text:p text:style-name="P9"/>
      <text:p text:style-name="P9">int main() {</text:p>
      <text:p text:style-name="P9"><text:s text:c="4"/>int flag;</text:p>
      <text:p text:style-name="P9"><text:s text:c="4"/>cout&lt;&lt;"\n Enter the Date: \n";</text:p>
      <text:p text:style-name="P9"><text:s text:c="4"/>date.input();</text:p>
      <text:p text:style-name="P9"><text:s text:c="4"/>flag = date.validate();</text:p>
      <text:p text:style-name="P9"><text:s text:c="4"/>if ( flag )</text:p>
      <text:p text:style-name="P9"><text:s text:c="8"/>date.output();</text:p>
      <text:p text:style-name="P9"><text:s text:c="4"/>else </text:p>
      <text:p text:style-name="P9"><text:s text:c="8"/>cout&lt;&lt;"Not Valid";</text:p>
      <text:p text:style-name="P9"><text:s text:c="4"/>return 0;</text:p>
      <text:p text:style-name="P9">}</text:p>
      <text:p text:style-name="P3"/>
      <text:p text:style-name="P3"/>
      <text:p text:style-name="P19">Output:</text:p>
      <text:p text:style-name="P22"/>
      <text:p text:style-name="P20">(i)<text:tab/><text:span text:style-name="T6">Enter the Date: </text:span></text:p>
      <text:p text:style-name="P22"/>
      <text:p text:style-name="P22"><text:s/><text:tab/>Enter the day: 02</text:p>
      <text:p text:style-name="P22"/>
      <text:p text:style-name="P22"><text:s/><text:tab/>Enter the month: 03</text:p>
      <text:p text:style-name="P22"/>
      <text:p text:style-name="P22"><text:s/><text:tab/>Enter the year: 1990</text:p>
      <text:p text:style-name="P22"/>
      <text:p text:style-name="P22"><text:s/><text:tab/>Valid. Next date 3/3/1990</text:p>
      <text:p text:style-name="P22"/>
      <text:p text:style-name="P22"/>
      <text:p text:style-name="P20">(ii)<text:span text:style-name="T6"> <text:s text:c="3"/>Enter the Date: </text:span></text:p>
      <text:p text:style-name="P20"><text:span text:style-name="T6"/></text:p>
      <text:p text:style-name="P20"><text:span text:style-name="T6"><text:s/><text:tab/>Enter the day: 29</text:span></text:p>
      <text:p text:style-name="P20"><text:span text:style-name="T6"/></text:p>
      <text:p text:style-name="P20"><text:span text:style-name="T6"><text:s/><text:tab/>Enter the month: 02</text:span></text:p>
      <text:p text:style-name="P20"><text:span text:style-name="T6"/></text:p>
      <text:p text:style-name="P20"><text:span text:style-name="T6"><text:s/><text:tab/>Enter the year: 1989</text:span></text:p>
      <text:p text:style-name="P20"><text:span text:style-name="T6"><text:tab/>Not Valid</text:span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20"><text:span text:style-name="T6"/></text:p>
      <text:p text:style-name="P10"><text:soft-page-break/>Program 3:<text:span text:style-name="T2"> Define a class to represent bank account. Include members like name of</text:span></text:p>
      <text:p text:style-name="P10"><text:span text:style-name="T2"><text:tab/><text:tab/>depositor, account no, Type of account, balance amount in the account.</text:span></text:p>
      <text:p text:style-name="P10"><text:span text:style-name="T2"><text:tab/><text:tab/>Write C++ program with member functions to </text:span></text:p>
      <text:p text:style-name="P10"><text:span text:style-name="T2"><text:tab/><text:tab/><text:tab/>a) Assign initial values </text:span></text:p>
      <text:p text:style-name="P10"><text:span text:style-name="T2"><text:tab/><text:tab/><text:tab/>b) To deposit an account </text:span></text:p>
      <text:p text:style-name="P10"><text:span text:style-name="T2"><text:tab/><text:tab/><text:tab/>c) To withdraw an amount after checking the balance</text:span></text:p>
      <text:p text:style-name="P10"><text:span text:style-name="T2"><text:tab/><text:tab/><text:tab/>d) To display name and balance</text:span></text:p>
      <text:p text:style-name="P10"><text:span text:style-name="T2"/></text:p>
      <text:p text:style-name="P10">Program:</text:p>
      <text:p text:style-name="P10"/>
      <text:p text:style-name="P14">#include &lt;iostream&gt;</text:p>
      <text:p text:style-name="P14">using namespace std;</text:p>
      <text:p text:style-name="P14"/>
      <text:p text:style-name="P14">class Bank</text:p>
      <text:p text:style-name="P14">{</text:p>
      <text:p text:style-name="P14">private:</text:p>
      <text:p text:style-name="P14"><text:s text:c="4"/>char name[30];</text:p>
      <text:p text:style-name="P14"><text:s text:c="4"/>int accountNumber;</text:p>
      <text:p text:style-name="P14"><text:s text:c="4"/>float balance;</text:p>
      <text:p text:style-name="P14"><text:s text:c="4"/>char accType[30];</text:p>
      <text:p text:style-name="P14"/>
      <text:p text:style-name="P14">public:</text:p>
      <text:p text:style-name="P14"><text:s text:c="4"/>void init()</text:p>
      <text:p text:style-name="P14"><text:s text:c="4"/>{</text:p>
      <text:p text:style-name="P14"><text:s text:c="8"/>cout &lt;&lt; "\n Enter the Name of the Depositor: ";</text:p>
      <text:p text:style-name="P14"><text:s text:c="8"/>cin &gt;&gt; name;</text:p>
      <text:p text:style-name="P14"><text:s text:c="8"/>cout &lt;&lt; "\n Enter the account number: ";</text:p>
      <text:p text:style-name="P14"><text:s text:c="8"/>cin &gt;&gt; accountNumber;</text:p>
      <text:p text:style-name="P14"><text:s text:c="8"/>cout &lt;&lt; "\n Enter the type of Account: ";</text:p>
      <text:p text:style-name="P14"><text:s text:c="8"/>cin &gt;&gt; accType;</text:p>
      <text:p text:style-name="P14"><text:s text:c="8"/>balance = 2000; // Minimum Amount</text:p>
      <text:p text:style-name="P14"><text:s text:c="8"/>cout &lt;&lt; "\n Initialized the bank Account with Minimum Balance: " &lt;&lt; balance;</text:p>
      <text:p text:style-name="P14"><text:s text:c="4"/>}</text:p>
      <text:p text:style-name="P14"><text:s text:c="4"/>void accDetails()</text:p>
      <text:p text:style-name="P14"><text:s text:c="4"/>{</text:p>
      <text:p text:style-name="P14"><text:s text:c="8"/>cout &lt;&lt; "\n ----Account Details----";</text:p>
      <text:p text:style-name="P14"><text:s text:c="8"/>cout &lt;&lt; "\n Name: " &lt;&lt; name;</text:p>
      <text:p text:style-name="P14"><text:s text:c="8"/>cout &lt;&lt; "\n Balance: " &lt;&lt; balance;</text:p>
      <text:p text:style-name="P14"><text:s text:c="8"/>cout &lt;&lt; "\n -----------------------";</text:p>
      <text:p text:style-name="P14"><text:s text:c="4"/>}</text:p>
      <text:p text:style-name="P14"><text:s text:c="4"/>void deposit()</text:p>
      <text:p text:style-name="P14"><text:s text:c="4"/>{</text:p>
      <text:p text:style-name="P14"><text:s text:c="8"/>int depositedAmount;</text:p>
      <text:p text:style-name="P14"><text:s text:c="8"/>cout &lt;&lt; "\n Enter the ammount to deposit to the account with account number: " &lt;&lt; accountNumber &lt;&lt; endl;</text:p>
      <text:p text:style-name="P14"><text:s text:c="8"/>cin &gt;&gt; depositedAmount;</text:p>
      <text:p text:style-name="P14"><text:s text:c="8"/>if (depositedAmount &lt; 0)</text:p>
      <text:p text:style-name="P14"><text:s text:c="12"/>cout &lt;&lt; "\n Deposited money cannot be negative number! Try Again!";</text:p>
      <text:p text:style-name="P14"><text:s text:c="8"/>else</text:p>
      <text:p text:style-name="P14"><text:soft-page-break/><text:s text:c="8"/>{</text:p>
      <text:p text:style-name="P14"><text:s text:c="12"/>balance += depositedAmount;</text:p>
      <text:p text:style-name="P14"><text:s text:c="12"/>cout &lt;&lt; "\n Current Balance: ";</text:p>
      <text:p text:style-name="P14"><text:s text:c="12"/>accDetails();</text:p>
      <text:p text:style-name="P14"><text:s text:c="8"/>}</text:p>
      <text:p text:style-name="P14"><text:s text:c="4"/>}</text:p>
      <text:p text:style-name="P14"><text:s text:c="4"/>void withdraw()</text:p>
      <text:p text:style-name="P14"><text:s text:c="4"/>{</text:p>
      <text:p text:style-name="P14"><text:s text:c="8"/>int moneyWithdrawed;</text:p>
      <text:p text:style-name="P14"><text:s text:c="8"/>cout &lt;&lt; "\n Current balance for account with account number" &lt;&lt; accountNumber &lt;&lt; endl;</text:p>
      <text:p text:style-name="P14"><text:s text:c="8"/>accDetails();</text:p>
      <text:p text:style-name="P14"><text:s text:c="8"/>cout &lt;&lt; "\n Money to be withdrawn: ";</text:p>
      <text:p text:style-name="P14"><text:s text:c="8"/>cin &gt;&gt; moneyWithdrawed;</text:p>
      <text:p text:style-name="P14"><text:s text:c="8"/>if (moneyWithdrawed &lt; 0)</text:p>
      <text:p text:style-name="P14"><text:s text:c="12"/>cout &lt;&lt; "\n Money to Withdraw cannot be negative!";</text:p>
      <text:p text:style-name="P14"><text:s text:c="8"/>else if (balance - moneyWithdrawed &lt; 2000)</text:p>
      <text:p text:style-name="P14"><text:s text:c="12"/>cout &lt;&lt; "\n Insufficient Balance! Try Again!";</text:p>
      <text:p text:style-name="P14"><text:s text:c="8"/>else</text:p>
      <text:p text:style-name="P14"><text:s text:c="8"/>{</text:p>
      <text:p text:style-name="P14"><text:s text:c="12"/>balance -= moneyWithdrawed;</text:p>
      <text:p text:style-name="P14"><text:s text:c="12"/>cout &lt;&lt; "\n Money Withdrawn Successfully";</text:p>
      <text:p text:style-name="P14"><text:s text:c="12"/>cout &lt;&lt; "\n Current Balance: " &lt;&lt; balance;</text:p>
      <text:p text:style-name="P14"><text:s text:c="8"/>}</text:p>
      <text:p text:style-name="P14"><text:s text:c="4"/>}</text:p>
      <text:p text:style-name="P14"/>
      <text:p text:style-name="P14">} account;</text:p>
      <text:p text:style-name="P14"/>
      <text:p text:style-name="P14">int main()</text:p>
      <text:p text:style-name="P14">{</text:p>
      <text:p text:style-name="P14"><text:s text:c="4"/>cout &lt;&lt; "\n Enter the details of the account holder first: \n";</text:p>
      <text:p text:style-name="P14"><text:s text:c="4"/>account.init();</text:p>
      <text:p text:style-name="P14"><text:s text:c="4"/>char ch;</text:p>
      <text:p text:style-name="P14"><text:s text:c="4"/>int choice;</text:p>
      <text:p text:style-name="P14">label:</text:p>
      <text:p text:style-name="P14"><text:s text:c="4"/>cout &lt;&lt; "\n-------Bank Interface-------";</text:p>
      <text:p text:style-name="P14"><text:s text:c="4"/>cout &lt;&lt; "\n 1. Deposit";</text:p>
      <text:p text:style-name="P14"><text:s text:c="4"/>cout &lt;&lt; "\n 2. Withdraw";</text:p>
      <text:p text:style-name="P14"><text:s text:c="4"/>cout &lt;&lt; "\n 3. Display Account Details";</text:p>
      <text:p text:style-name="P14"><text:s text:c="4"/>cout &lt;&lt; "\n ---------------------------";</text:p>
      <text:p text:style-name="P14"><text:s text:c="4"/>cout &lt;&lt; "\n Enter your choice: (1, 2 or 3) <text:s/>";</text:p>
      <text:p text:style-name="P14"><text:s text:c="4"/>cin &gt;&gt; choice;</text:p>
      <text:p text:style-name="P14"><text:s text:c="4"/>switch (choice)</text:p>
      <text:p text:style-name="P14"><text:s text:c="4"/>{</text:p>
      <text:p text:style-name="P14"><text:s text:c="4"/>case 1:</text:p>
      <text:p text:style-name="P14"><text:s text:c="8"/>account.deposit();</text:p>
      <text:p text:style-name="P14"><text:s text:c="8"/>break;</text:p>
      <text:p text:style-name="P14"><text:s text:c="4"/>case 2:</text:p>
      <text:p text:style-name="P14"><text:s text:c="8"/>account.withdraw();</text:p>
      <text:p text:style-name="P14"><text:soft-page-break/><text:s text:c="8"/>break;</text:p>
      <text:p text:style-name="P14"><text:s text:c="4"/>case 3:</text:p>
      <text:p text:style-name="P14"><text:s text:c="8"/>account.accDetails();</text:p>
      <text:p text:style-name="P14"><text:s text:c="8"/>break;</text:p>
      <text:p text:style-name="P14"><text:s text:c="4"/>default:</text:p>
      <text:p text:style-name="P14"><text:s text:c="8"/>cout &lt;&lt; "\n Invalid Choice! Try Again!";</text:p>
      <text:p text:style-name="P14"><text:s text:c="4"/>}</text:p>
      <text:p text:style-name="P14"><text:s text:c="4"/>cout &lt;&lt; "\n Do you want to continue? (y/N)";</text:p>
      <text:p text:style-name="P14"><text:s text:c="4"/>cin &gt;&gt; ch;</text:p>
      <text:p text:style-name="P14"><text:s text:c="4"/>if (ch == 'y' || ch == 'Y')</text:p>
      <text:p text:style-name="P14"><text:s text:c="8"/>goto label;</text:p>
      <text:p text:style-name="P14"><text:s text:c="4"/>return 0;</text:p>
      <text:p text:style-name="P14">}</text:p>
      <text:p text:style-name="P14"/>
      <text:p text:style-name="P11">Output:</text:p>
      <text:p text:style-name="P15"/>
      <text:p text:style-name="P26"><text:s/>Enter the details of the account holder first: </text:p>
      <text:p text:style-name="P26"><text:s/>Enter the Name of the Depositor: John</text:p>
      <text:p text:style-name="P26"><text:s/>Enter the account number: 12345678</text:p>
      <text:p text:style-name="P26"><text:s/>Enter the type of Account: A</text:p>
      <text:p text:style-name="P26"><text:s/>Initialized the bank Account with Minimum Balance: 2000</text:p>
      <text:p text:style-name="P26"/>
      <text:p text:style-name="P26">-------Bank Interface-------</text:p>
      <text:p text:style-name="P26"><text:s/>1. Deposit</text:p>
      <text:p text:style-name="P26"><text:s/>2. Withdraw</text:p>
      <text:p text:style-name="P26"><text:s/>3. Display Account Details</text:p>
      <text:p text:style-name="P26"><text:s/>---------------------------</text:p>
      <text:p text:style-name="P26"><text:s/>Enter your choice: (1, 2 or 3) <text:s/>1</text:p>
      <text:p text:style-name="P26"/>
      <text:p text:style-name="P26"><text:s/>Enter the ammount to deposit to the account with account number: 12345678</text:p>
      <text:p text:style-name="P26">2000</text:p>
      <text:p text:style-name="P26"/>
      <text:p text:style-name="P26"><text:s/>Current Balance: </text:p>
      <text:p text:style-name="P26"><text:s/>----Account Details----</text:p>
      <text:p text:style-name="P26"><text:s/>Name: John</text:p>
      <text:p text:style-name="P26"><text:s/>Balance: 4000</text:p>
      <text:p text:style-name="P26"><text:s/>-----------------------</text:p>
      <text:p text:style-name="P26"><text:s/>Do you want to continue? (y/N)y</text:p>
      <text:p text:style-name="P26"/>
      <text:p text:style-name="P26">-------Bank Interface-------</text:p>
      <text:p text:style-name="P26"><text:s/>1. Deposit</text:p>
      <text:p text:style-name="P26"><text:s/>2. Withdraw</text:p>
      <text:p text:style-name="P26"><text:s/>3. Display Account Details</text:p>
      <text:p text:style-name="P26"><text:s/>---------------------------</text:p>
      <text:p text:style-name="P26"><text:s/>Enter your choice: (1, 2 or 3) <text:s/>2</text:p>
      <text:p text:style-name="P26"/>
      <text:p text:style-name="P26"><text:s/>Current balance for account with account number12345678</text:p>
      <text:p text:style-name="P26"/>
      <text:p text:style-name="P26"><text:s/>----Account Details----</text:p>
      <text:p text:style-name="P26"><text:s/>Name: John</text:p>
      <text:p text:style-name="P26"><text:s/>Balance: 4000</text:p>
      <text:p text:style-name="P26"><text:soft-page-break/><text:s/>-----------------------</text:p>
      <text:p text:style-name="P26"><text:s/>Money to be withdrawn: 6000</text:p>
      <text:p text:style-name="P26"/>
      <text:p text:style-name="P26"><text:s/>Insufficient Balance! Try Again!</text:p>
      <text:p text:style-name="P26"><text:s/>Do you want to continue? (y/N)y</text:p>
      <text:p text:style-name="P26"/>
      <text:p text:style-name="P26">-------Bank Interface-------</text:p>
      <text:p text:style-name="P26"><text:s/>1. Deposit</text:p>
      <text:p text:style-name="P26"><text:s/>2. Withdraw</text:p>
      <text:p text:style-name="P26"><text:s/>3. Display Account Details</text:p>
      <text:p text:style-name="P26"><text:s/>---------------------------</text:p>
      <text:p text:style-name="P26"><text:s/>Enter your choice: (1, 2 or 3) <text:s/>3</text:p>
      <text:p text:style-name="P26"/>
      <text:p text:style-name="P26"><text:s/>----Account Details----</text:p>
      <text:p text:style-name="P26"><text:s/>Name: John</text:p>
      <text:p text:style-name="P26"><text:s/>Balance: 4000</text:p>
      <text:p text:style-name="P26"><text:s/>-----------------------</text:p>
      <text:p text:style-name="P26"><text:s/>Do you want to continue? (y/N)y</text:p>
      <text:p text:style-name="P26"/>
      <text:p text:style-name="P26">-------Bank Interface-------</text:p>
      <text:p text:style-name="P26"><text:s/>1. Deposit</text:p>
      <text:p text:style-name="P26"><text:s/>2. Withdraw</text:p>
      <text:p text:style-name="P26"><text:s/>3. Display Account Details</text:p>
      <text:p text:style-name="P26"><text:s/>---------------------------</text:p>
      <text:p text:style-name="P26"><text:s/>Enter your choice: (1, 2 or 3) <text:s/>2</text:p>
      <text:p text:style-name="P26"/>
      <text:p text:style-name="P26"><text:s/>Current balance for account with account number12345678</text:p>
      <text:p text:style-name="P26"/>
      <text:p text:style-name="P26"><text:s/>----Account Details----</text:p>
      <text:p text:style-name="P26"><text:s/>Name: John</text:p>
      <text:p text:style-name="P26"><text:s/>Balance: 4000</text:p>
      <text:p text:style-name="P26"><text:s/>-----------------------</text:p>
      <text:p text:style-name="P26"><text:s/>Money to be withdrawn: -500</text:p>
      <text:p text:style-name="P26"/>
      <text:p text:style-name="P26"><text:s/>Money to Withdraw cannot be negative!</text:p>
      <text:p text:style-name="P26"><text:s/>Do you want to continue? (y/N)N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12"><text:soft-page-break/>Program 4:<text:span text:style-name="T2"> Write a class which represents the shape triangle. The member <text:tab/><text:tab/><text:tab/><text:tab/>functions should </text:span></text:p>
      <text:p text:style-name="P12"><text:span text:style-name="T2"><text:tab/><text:tab/><text:tab/>a) Check the validity of the triangle </text:span></text:p>
      <text:p text:style-name="P12"><text:span text:style-name="T2"><text:tab/><text:tab/><text:tab/>b) display the sides </text:span></text:p>
      <text:p text:style-name="P12"><text:span text:style-name="T2"><text:tab/><text:tab/><text:tab/>c) find the area and display it.</text:span></text:p>
      <text:p text:style-name="P12"><text:span text:style-name="T2"/></text:p>
      <text:p text:style-name="P12">Program:</text:p>
      <text:p text:style-name="P12"><text:span text:style-name="T2"/></text:p>
      <text:p text:style-name="P12"><text:span text:style-name="T2"><text:s text:c="12"/>cout&lt;&lt;"\n Enter length of Side b=";</text:span></text:p>
      <text:p text:style-name="P12"><text:span text:style-name="T2"><text:s text:c="12"/>cin&gt;&gt;b;</text:span></text:p>
      <text:p text:style-name="P12"><text:span text:style-name="T2"><text:s text:c="12"/>cout&lt;&lt;"\n Enter length of Side c=";</text:span></text:p>
      <text:p text:style-name="P12"><text:span text:style-name="T2"><text:s text:c="12"/>cin&gt;&gt;c;</text:span></text:p>
      <text:p text:style-name="P12"><text:span text:style-name="T2"><text:s text:c="8"/>}</text:span></text:p>
      <text:p text:style-name="P12"><text:span text:style-name="T2"><text:s text:c="8"/>void validate() {</text:span></text:p>
      <text:p text:style-name="P12"><text:span text:style-name="T2"><text:s text:c="12"/>int sum, lar;</text:span></text:p>
      <text:p text:style-name="P12"><text:span text:style-name="T2"><text:s text:c="12"/>if ( a == 0 || b == 0 || c == 0) {</text:span></text:p>
      <text:p text:style-name="P12"><text:span text:style-name="T2"><text:s text:c="16"/>cout&lt;&lt;"\n Triangle with the given sides is not possible to create";</text:span></text:p>
      <text:p text:style-name="P12"><text:span text:style-name="T2"><text:s text:c="16"/>check = 0;</text:span></text:p>
      <text:p text:style-name="P12"><text:span text:style-name="T2"><text:s text:c="12"/>} else {</text:span></text:p>
      <text:p text:style-name="P12"><text:span text:style-name="T2"><text:s text:c="16"/>if ( a &gt; b) {</text:span></text:p>
      <text:p text:style-name="P12"><text:span text:style-name="T2"><text:s text:c="20"/>if ( a &gt; c) {</text:span></text:p>
      <text:p text:style-name="P12"><text:span text:style-name="T2"><text:s text:c="24"/>lar = a;</text:span></text:p>
      <text:p text:style-name="P12"><text:span text:style-name="T2"><text:s text:c="24"/>sum = b+c;</text:span></text:p>
      <text:p text:style-name="P12"><text:span text:style-name="T2"><text:s text:c="20"/>} else {</text:span></text:p>
      <text:p text:style-name="P12"><text:span text:style-name="T2"><text:s text:c="24"/>lar = c;</text:span></text:p>
      <text:p text:style-name="P12"><text:span text:style-name="T2"><text:s text:c="24"/>sum = a+b;</text:span></text:p>
      <text:p text:style-name="P12"><text:span text:style-name="T2"><text:s text:c="20"/>}</text:span></text:p>
      <text:p text:style-name="P12"><text:span text:style-name="T2"><text:s text:c="16"/>} else {</text:span></text:p>
      <text:p text:style-name="P12"><text:span text:style-name="T2"><text:s text:c="20"/>if ( b &gt; c) {</text:span></text:p>
      <text:p text:style-name="P12"><text:span text:style-name="T2"><text:s text:c="24"/>lar = b;</text:span></text:p>
      <text:p text:style-name="P12"><text:span text:style-name="T2"><text:s text:c="24"/>sum = a+c;</text:span></text:p>
      <text:p text:style-name="P12"><text:span text:style-name="T2"><text:s text:c="20"/>} else {</text:span></text:p>
      <text:p text:style-name="P12"><text:span text:style-name="T2"><text:s text:c="24"/>lar = c;</text:span></text:p>
      <text:p text:style-name="P12"><text:span text:style-name="T2"><text:s text:c="24"/>sum = a+b;</text:span></text:p>
      <text:p text:style-name="P12"><text:span text:style-name="T2"><text:s text:c="20"/>}</text:span></text:p>
      <text:p text:style-name="P12"><text:span text:style-name="T2"><text:s text:c="16"/>}</text:span></text:p>
      <text:p text:style-name="P12"><text:span text:style-name="T2"><text:s text:c="16"/>if ( lar &gt;= sum ){</text:span></text:p>
      <text:p text:style-name="P12"><text:span text:style-name="T2"><text:s text:c="20"/>cout&lt;&lt;"\n Triangle with the given sides is not possible to create";</text:span></text:p>
      <text:p text:style-name="P12"><text:span text:style-name="T2"><text:s text:c="20"/>check = 0; <text:s text:c="3"/></text:span></text:p>
      <text:p text:style-name="P12"><text:span text:style-name="T2"><text:s text:c="16"/>}</text:span></text:p>
      <text:p text:style-name="P12"><text:span text:style-name="T2"><text:s text:c="16"/>else {</text:span></text:p>
      <text:p text:style-name="P12"><text:span text:style-name="T2"><text:s text:c="20"/>cout&lt;&lt;"\n Triangle with the given sides is valid";</text:span></text:p>
      <text:p text:style-name="P12"><text:span text:style-name="T2"><text:s text:c="20"/>check = 1; <text:s text:c="3"/></text:span></text:p>
      <text:p text:style-name="P12"><text:span text:style-name="T2"><text:s text:c="16"/>}</text:span></text:p>
      <text:p text:style-name="P12"><text:span text:style-name="T2"><text:s text:c="12"/>}</text:span></text:p>
      <text:p text:style-name="P12"><text:span text:style-name="T2"><text:s text:c="8"/>}</text:span></text:p>
      <text:p text:style-name="P12"><text:span text:style-name="T2"><text:s text:c="8"/>void sides() {</text:span></text:p>
      <text:p text:style-name="P12"><text:span text:style-name="T2"><text:s text:c="12"/>if (check)</text:span></text:p>
      <text:p text:style-name="P12"><text:span text:style-name="T2"><text:s text:c="16"/>cout&lt;&lt;"\n Sides of the triangle are: "&lt;&lt;a&lt;&lt;endl&lt;&lt;b&lt;&lt;endl&lt;&lt;c;</text:span></text:p>
      <text:p text:style-name="P12"><text:soft-page-break/><text:span text:style-name="T2"><text:s text:c="8"/>}</text:span></text:p>
      <text:p text:style-name="P12"><text:span text:style-name="T2"><text:s text:c="8"/>void area() {</text:span></text:p>
      <text:p text:style-name="P12"><text:span text:style-name="T2"><text:s text:c="12"/>if (check) {</text:span></text:p>
      <text:p text:style-name="P12"><text:span text:style-name="T2"><text:s text:c="16"/>float s = (a+b+c)/2;</text:span></text:p>
      <text:p text:style-name="P12"><text:span text:style-name="T2"><text:s text:c="16"/>int area = sqrt(s*(s-a)*(s-b)*(s-c));</text:span></text:p>
      <text:p text:style-name="P12"><text:span text:style-name="T2"><text:s text:c="16"/>cout&lt;&lt;"\n Area of the triangle: "&lt;&lt;area;</text:span></text:p>
      <text:p text:style-name="P12"><text:span text:style-name="T2"><text:s text:c="12"/>}</text:span></text:p>
      <text:p text:style-name="P12"><text:span text:style-name="T2"><text:s text:c="8"/>}</text:span></text:p>
      <text:p text:style-name="P12"><text:span text:style-name="T2">} triangle;</text:span></text:p>
      <text:p text:style-name="P12"><text:span text:style-name="T2"/></text:p>
      <text:p text:style-name="P12"><text:span text:style-name="T2">int main() {</text:span></text:p>
      <text:p text:style-name="P12"><text:span text:style-name="T2"><text:s text:c="4"/>triangle.init();</text:span></text:p>
      <text:p text:style-name="P12"><text:span text:style-name="T2"><text:s text:c="4"/>triangle.validate();</text:span></text:p>
      <text:p text:style-name="P12"><text:span text:style-name="T2"><text:s text:c="4"/>triangle.sides();</text:span></text:p>
      <text:p text:style-name="P12"><text:span text:style-name="T2"><text:s text:c="4"/>triangle.area();</text:span></text:p>
      <text:p text:style-name="P12"><text:span text:style-name="T2"><text:s text:c="4"/>return 0;</text:span></text:p>
      <text:p text:style-name="P12"><text:span text:style-name="T2">}</text:span></text:p>
      <text:p text:style-name="P12"><text:span text:style-name="T2"/></text:p>
      <text:p text:style-name="P12">Output:</text:p>
      <text:p text:style-name="P12"/>
      <text:p text:style-name="P16"><text:span text:style-name="T12">(i)</text:span></text:p>
      <text:p text:style-name="P13"><text:span text:style-name="T10"><text:tab/></text:span><text:span text:style-name="T9">Enter length of Side a=3</text:span></text:p>
      <text:p text:style-name="P24"/>
      <text:p text:style-name="P24"><text:s/><text:tab/>Enter length of Side b=4</text:p>
      <text:p text:style-name="P24"><text:tab/></text:p>
      <text:p text:style-name="P24"><text:s/><text:tab/>Enter length of Side c=5</text:p>
      <text:p text:style-name="P24"/>
      <text:p text:style-name="P24"><text:s/><text:tab/>Triangle with the given sides is valid</text:p>
      <text:p text:style-name="P24"><text:tab/> Sides of the triangle are: </text:p>
      <text:p text:style-name="P24"><text:tab/>3</text:p>
      <text:p text:style-name="P24"><text:tab/>4</text:p>
      <text:p text:style-name="P24"><text:tab/>5</text:p>
      <text:p text:style-name="P24"><text:span text:style-name="T13"><text:tab/>Area of the triangle: 6</text:span></text:p>
      <text:p text:style-name="P24"/>
      <text:p text:style-name="P21">(ii)</text:p>
      <text:p text:style-name="P25"/>
      <text:p text:style-name="P25"><text:tab/> Enter length of Side a=1</text:p>
      <text:p text:style-name="P25"/>
      <text:p text:style-name="P25"><text:tab/> Enter length of Side b=2</text:p>
      <text:p text:style-name="P25"/>
      <text:p text:style-name="P25"><text:tab/> Enter length of Side c=3</text:p>
      <text:p text:style-name="P25"/>
      <text:p text:style-name="P25"><text:s/><text:tab/> Triangle with the given sides is not possible to creat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" svg:font-family="'Fira Code', 'Droid Sans Mono', monospace, monospace, 'Droid Sans Fallback'"/>
    <style:font-face style:name="Fira Mono" svg:font-family="'Fira Mono'"/>
    <style:font-face style:name="Fira mono" svg:font-family="'Fira mono'"/>
    <style:font-face style:name="Lohit Devanagari1" svg:font-family="'Lohit Devanagari'"/>
    <style:font-face style:name="Liberation Mono" svg:font-family="'Liberation Mono'" style:font-family-generic="modern" style:font-pitch="fixed"/>
    <style:font-face style:name="Fira Code1" svg:font-family="'Fira Code'" style:font-pitch="variable"/>
    <style:font-face style:name="Fira Code Medium" svg:font-family="'Fira Code Medium'" style:font-pitch="variable"/>
    <style:font-face style:name="Montserrat" svg:font-family="Montserrat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29cm" fo:margin-right="1.5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3T14:29:19.441802336</meta:creation-date>
    <dc:date>2020-08-13T19:52:32.715348599</dc:date>
    <meta:editing-duration>PT18M41S</meta:editing-duration>
    <meta:editing-cycles>4</meta:editing-cycles>
    <meta:generator>LibreOffice/6.4.4.2$Linux_X86_64 LibreOffice_project/40$Build-2</meta:generator>
    <meta:document-statistic meta:table-count="0" meta:image-count="0" meta:object-count="0" meta:page-count="10" meta:paragraph-count="393" meta:word-count="1581" meta:character-count="11572" meta:non-whitespace-character-count="7067"/>
  </office:meta>
</office:document-meta>
</file>